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float" office:value="9" table:number-columns-spanned="2" table:number-rows-spanned="1">
            <text:p>9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Prince Albert 1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Milan Muriithi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Nnamdi Ndubuka #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c</text:p>
          </table:table-cell>
          <table:table-cell table:number-columns-repeated="10" table:style-name="ce33"/>
          <table:table-cell table:style-name="ce33" office:value-type="string">
            <text:p>c</text:p>
          </table:table-cell>
          <table:table-cell table:number-columns-repeated="2" table:style-name="ce33"/>
          <table:table-cell table:number-columns-repeated="6" table:style-name="ce49"/>
          <table:table-cell/>
          <table:table-cell table:style-name="ce55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Dalton Skaar #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4" table:style-name="ce33"/>
          <table:table-cell table:style-name="ce33" office:value-type="string">
            <text:p>c</text:p>
          </table:table-cell>
          <table:table-cell table:number-columns-repeated="7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Brooklyn Davis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 office:value-type="float" office:value="40">
            <text:p>4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 office:value-type="float" office:value="60">
            <text:p>60</text:p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80">
            <text:p>8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Malyk Martens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Cole Dahl #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c</text:p>
          </table:table-cell>
          <table:table-cell table:number-columns-repeated="7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Carter Dahl #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40">
            <text:p>40</text:p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Lillia Fish #</text:p>
          </table:table-cell>
          <table:covered-table-cell table:style-name="ce29" table:content-validation-name="val4"/>
          <table:table-cell table:style-name="ce35" office:value-type="string">
            <text:p>e</text:p>
          </table:table-cell>
          <table:table-cell table:number-columns-repeated="11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Cassidy Agent #</text:p>
          </table:table-cell>
          <table:covered-table-cell table:style-name="ce29" table:content-validation-name="val4"/>
          <table:table-cell table:number-columns-repeated="6"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48"/>
          <table:table-cell table:number-columns-repeated="2"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Emily Letkeman #</text:p>
          </table:table-cell>
          <table:covered-table-cell table:style-name="ce29" table:content-validation-name="val4"/>
          <table:table-cell table:number-columns-repeated="3" table:style-name="ce35"/>
          <table:table-cell table:style-name="ce35" office:value-type="string">
            <text:p>e</text:p>
          </table:table-cell>
          <table:table-cell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style-name="ce35" office:value-type="string">
            <text:p>e</text:p>
          </table:table-cell>
          <table:table-cell table:style-name="ce35"/>
          <table:table-cell table:style-name="ce35" office:value-type="string">
            <text:p>c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Danica Killoh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23" table:content-validation-name="val4" office:value-type="string" table:number-columns-spanned="2" table:number-rows-spanned="1">
            <text:p>Ty Peters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 office:value-type="float" office:value="40">
            <text:p>40</text:p>
          </table:table-cell>
          <table:table-cell table:style-name="ce27" table:formula="of:=[Calculations.K109]" office:value-type="float" office:value="30">
            <text:p>30</text:p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50">
            <text:p>50</text:p>
          </table:table-cell>
          <table:table-cell table:style-name="ce27" table:formula="of:=[Calculations.N109]" office:value-type="float" office:value="40">
            <text:p>40</text:p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60">
            <text:p>60</text:p>
          </table:table-cell>
          <table:table-cell table:style-name="ce27" table:formula="of:=[Calculations.Q109]">
            <text:p/>
          </table:table-cell>
          <table:table-cell table:style-name="ce27" table:formula="of:=[Calculations.R109]" office:value-type="float" office:value="80">
            <text:p>80</text:p>
          </table:table-cell>
          <table:table-cell table:style-name="ce27" table:formula="of:=[Calculations.S109]" office:value-type="float" office:value="100">
            <text:p>10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0" table:style-name="ce36"/>
          <table:table-cell table:style-name="ce36" office:value-type="string">
            <text:p>x</text:p>
          </table:table-cell>
          <table:table-cell table:number-columns-repeated="4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6.228cm" svg:height="1.401cm" svg:x="4.456cm" svg:y="11.998cm" draw:caption-point-x="0.848cm" draw:caption-point-y="1.931cm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9">
            <text:p>Quiz C9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Prince Albert 1">
            <text:p>Prince Albert 1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80">
            <text:p>80</text:p>
          </table:table-cell>
          <table:table-cell table:style-name="ce65" table:formula="of:=[Calculations.AE16]" office:value-type="float" office:value="8">
            <text:p>8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Nipawin 2">
            <text:p>Nipawin 2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40">
            <text:p>40</text:p>
          </table:table-cell>
          <table:table-cell table:style-name="ce65" table:formula="of:=[Calculations.AE17]" office:value-type="float" office:value="3">
            <text:p>3</text:p>
          </table:table-cell>
          <table:table-cell table:style-name="ce65" table:formula="of:=[Calculations.AF17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Fairhaven 2">
            <text:p>Fairhaven 2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00">
            <text:p>100</text:p>
          </table:table-cell>
          <table:table-cell table:style-name="ce65" table:formula="of:=[Calculations.AE18]" office:value-type="float" office:value="12">
            <text:p>12</text:p>
          </table:table-cell>
          <table:table-cell table:style-name="ce65" table:formula="of:=[Calculations.AF18]" office:value-type="float" office:value="4">
            <text:p>4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Prince Albert 1">
            <text:p>Prince Albert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80">
            <text:p>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Milan Muriithi #">
            <text:p>Milan Muriithi #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Nnamdi Ndubuka #">
            <text:p>Nnamdi Ndubuka #</text:p>
          </table:table-cell>
          <table:table-cell table:formula="of:=[Calculations.B3]" office:value-type="float" office:value="40">
            <text:p>4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 office:value-type="string" office:string-value="c">
            <text:p>c</text:p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 office:value-type="string" office:string-value="c">
            <text:p>c</text:p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Dalton Skaar #">
            <text:p>Dalton Skaar #</text:p>
          </table:table-cell>
          <table:table-cell table:formula="of:=[Calculations.B4]" office:value-type="float" office:value="20">
            <text:p>2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 office:value-type="string" office:string-value="e">
            <text:p>e</text:p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 office:value-type="string" office:string-value="c">
            <text:p>c</text:p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Brooklyn Davis #">
            <text:p>Brooklyn Davis #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 office:value-type="float" office:value="40">
            <text:p>4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 office:value-type="float" office:value="60">
            <text:p>60</text:p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80">
            <text:p>8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Nipawin 2">
            <text:p>Nipawi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Malyk Martens #">
            <text:p>Malyk Martens #</text:p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Cole Dahl #">
            <text:p>Cole Dahl #</text:p>
          </table:table-cell>
          <table:table-cell table:formula="of:=[Calculations.B54]" office:value-type="float" office:value="20">
            <text:p>2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 office:value-type="string" office:string-value="c">
            <text:p>c</text:p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Carter Dahl #">
            <text:p>Carter Dahl #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40">
            <text:p>40</text:p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Fairhaven 2">
            <text:p>Fairhave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Lillia Fish #">
            <text:p>Lillia Fish #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 office:value-type="string" office:string-value="e">
            <text:p>e</text:p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Cassidy Agent #">
            <text:p>Cassidy Agent #</text:p>
          </table:table-cell>
          <table:table-cell table:formula="of:=[Calculations.B105]" office:value-type="float" office:value="40">
            <text:p>4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 office:value-type="string" office:string-value="e">
            <text:p>e</text:p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 office:value-type="string" office:string-value="c">
            <text:p>c</text:p>
          </table:table-cell>
          <table:table-cell table:style-name="ce74" table:formula="of:=[Calculations.S105]" office:value-type="string" office:string-value="c">
            <text:p>c</text:p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Emily Letkeman #">
            <text:p>Emily Letkeman #</text:p>
          </table:table-cell>
          <table:table-cell table:formula="of:=[Calculations.B106]" office:value-type="float" office:value="50">
            <text:p>50</text:p>
          </table:table-cell>
          <table:table-cell table:style-name="ce67" table:formula="of:=[Calculations.C106]" office:value-type="float" office:value="2">
            <text:p>2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 office:value-type="string" office:string-value="e">
            <text:p>e</text:p>
          </table:table-cell>
          <table:table-cell table:style-name="ce74" table:formula="of:=[Calculations.I106]">
            <text:p/>
          </table:table-cell>
          <table:table-cell table:style-name="ce74" table:formula="of:=[Calculations.J106]" office:value-type="string" office:string-value="c">
            <text:p>c</text:p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 office:value-type="string" office:string-value="c">
            <text:p>c</text:p>
          </table:table-cell>
          <table:table-cell table:style-name="ce74" table:formula="of:=[Calculations.N106]" office:value-type="string" office:string-value="e">
            <text:p>e</text:p>
          </table:table-cell>
          <table:table-cell table:style-name="ce74" table:formula="of:=[Calculations.O106]">
            <text:p/>
          </table:table-cell>
          <table:table-cell table:style-name="ce74" table:formula="of:=[Calculations.P106]" office:value-type="string" office:string-value="c">
            <text:p>c</text:p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Danica Killoh #">
            <text:p>Danica Killoh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 office:value-type="string" office:string-value="Ty Peters #">
            <text:p>Ty Peters #</text:p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 office:value-type="float" office:value="40">
            <text:p>40</text:p>
          </table:table-cell>
          <table:table-cell table:style-name="ce72" table:formula="of:=[Calculations.K109]" office:value-type="float" office:value="30">
            <text:p>30</text:p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50">
            <text:p>50</text:p>
          </table:table-cell>
          <table:table-cell table:style-name="ce72" table:formula="of:=[Calculations.N109]" office:value-type="float" office:value="40">
            <text:p>40</text:p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60">
            <text:p>60</text:p>
          </table:table-cell>
          <table:table-cell table:style-name="ce72" table:formula="of:=[Calculations.Q109]">
            <text:p/>
          </table:table-cell>
          <table:table-cell table:style-name="ce72" table:formula="of:=[Calculations.R109]" office:value-type="float" office:value="80">
            <text:p>80</text:p>
          </table:table-cell>
          <table:table-cell table:style-name="ce72" table:formula="of:=[Calculations.S109]" office:value-type="float" office:value="100">
            <text:p>10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Prince Albert 1">
            <text:p>Prince Albert 1</text:p>
          </table:table-cell>
          <table:table-cell table:style-name="ce16" table:formula="of:=CONCATENATE([$Quiz.$C$3];[$Quiz.$D$3])" office:value-type="string" office:string-value="C9">
            <text:p>C9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31" table:formula="of:=[Calculations.AE16]" office:value-type="float" office:value="8">
            <text:p>8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Nipawin 2">
            <text:p>Nipawin 2</text:p>
          </table:table-cell>
          <table:table-cell table:style-name="ce16" table:formula="of:=CONCATENATE([$Quiz.$C$3];[$Quiz.$D$3])" office:value-type="string" office:string-value="C9">
            <text:p>C9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31" table:formula="of:=[Calculations.AE17]" office:value-type="float" office:value="3">
            <text:p>3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Fairhaven 2">
            <text:p>Fairhaven 2</text:p>
          </table:table-cell>
          <table:table-cell table:style-name="ce16" table:formula="of:=CONCATENATE([$Quiz.$C$3];[$Quiz.$D$3])" office:value-type="string" office:string-value="C9">
            <text:p>C9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00">
            <text:p>100</text:p>
          </table:table-cell>
          <table:table-cell table:style-name="ce31" table:formula="of:=[Calculations.AE18]" office:value-type="float" office:value="12">
            <text:p>12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Milan Muriithi #">
            <text:p>Milan Muriithi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namdi Ndubuka #">
            <text:p>Nnamdi Ndubuka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3]" office:value-type="float" office:value="40">
            <text:p>4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Dalton Skaar #">
            <text:p>Dalton Skaar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4]" office:value-type="float" office:value="20">
            <text:p>2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Brooklyn Davis #">
            <text:p>Brooklyn Davis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Malyk Martens #">
            <text:p>Malyk Martens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Cole Dahl #">
            <text:p>Cole Dahl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4]" office:value-type="float" office:value="20">
            <text:p>2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rter Dahl #">
            <text:p>Carter Dahl #</text:p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Nipawin 2">
            <text:p>Nipawi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illia Fish #">
            <text:p>Lillia Fish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ssidy Agent #">
            <text:p>Cassidy Agent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105]" office:value-type="float" office:value="40">
            <text:p>4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Emily Letkeman #">
            <text:p>Emily Letkeman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106]" office:value-type="float" office:value="50">
            <text:p>50</text:p>
          </table:table-cell>
          <table:table-cell table:style-name="ce31" table:formula="of:=[Calculations.C106]" office:value-type="float" office:value="2">
            <text:p>2</text:p>
          </table:table-cell>
          <table:table-cell table:formula="of:=[Calculations.D106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Danica Killoh #">
            <text:p>Danica Killoh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Ty Peters #">
            <text:p>Ty Peters #</text:p>
          </table:table-cell>
          <table:table-cell table:style-name="ce31" table:formula="of:=Team3" office:value-type="string" office:string-value="Fairhaven 2">
            <text:p>Fairhaven 2</text:p>
          </table:table-cell>
          <table:table-cell table:formula="of:=CONCATENATE([$Quiz.$C$3];[$Quiz.$D$3])" office:value-type="string" office:string-value="C9">
            <text:p>C9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Prince Albert 1">
            <text:p>Prince Albert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Milan Muriithi #">
            <text:p>Milan Muriithi #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namdi Ndubuka #">
            <text:p>Nnamdi Ndubuka #</text:p>
          </table:table-cell>
          <table:table-cell table:style-name="ce93" table:formula="of:=[.S11]*20+[.Z11]+[.Z23]+[.Z33]" office:value-type="float" office:value="40">
            <text:p>4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2">
            <text:p>2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 office:value-type="string" office:string-value="c">
            <text:p>c</text:p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 office:value-type="string" office:string-value="c">
            <text:p>c</text:p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Dalton Skaar #">
            <text:p>Dalton Skaar #</text:p>
          </table:table-cell>
          <table:table-cell table:style-name="ce93" table:formula="of:=[.S12]*20+[.Z12]+[.Z24]+[.Z34]" office:value-type="float" office:value="20">
            <text:p>2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 office:value-type="string" office:string-value="e">
            <text:p>e</text:p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 office:value-type="string" office:string-value="c">
            <text:p>c</text:p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Prince Albert 1">
            <text:p>Prince Albert 1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9">
            <text:p>9</text:p>
          </table:table-cell>
          <table:table-cell table:style-name="ce99" table:formula="of:=VLOOKUP([.AH$3];TeamPoints;2)+MAX(([.$AC4]-VLOOKUP([.AH$3];TeamPoints;3))/10;0)" office:value-type="float" office:value="8">
            <text:p>8</text:p>
          </table:table-cell>
          <table:table-cell table:style-name="ce99" table:formula="of:=VLOOKUP([.AI$3];TeamPoints;2)+MAX(([.$AC4]-VLOOKUP([.AI$3];TeamPoints;3))/10;0)" office:value-type="float" office:value="8">
            <text:p>8</text:p>
          </table:table-cell>
          <table:table-cell table:style-name="ce99" table:formula="of:=VLOOKUP([.AJ$3];TeamPoints;2)+MAX(([.$AC4]-VLOOKUP([.AJ$3];TeamPoints;3))/10;0)" office:value-type="float" office:value="8">
            <text:p>8</text:p>
          </table:table-cell>
          <table:table-cell table:style-name="ce99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Brooklyn Davis #">
            <text:p>Brooklyn Davis #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93" table:formula="of:=[.$S$93]" office:value-type="float" office:value="40">
            <text:p>4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4">
            <text:p>4</text:p>
          </table:table-cell>
          <table:table-cell table:style-name="ce99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93" table:formula="of:=[.$S$144]" office:value-type="float" office:value="100">
            <text:p>10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2">
            <text:p>12</text:p>
          </table:table-cell>
          <table:table-cell table:style-name="ce99" table:formula="of:=VLOOKUP([.AG$3];TeamPoints;2)+MAX(([.$AC6]-VLOOKUP([.AG$3];TeamPoints;3))/10;0)" office:value-type="float" office:value="11">
            <text:p>11</text:p>
          </table:table-cell>
          <table:table-cell table:style-name="ce99" table:formula="of:=VLOOKUP([.AH$3];TeamPoints;2)+MAX(([.$AC6]-VLOOKUP([.AH$3];TeamPoints;3))/10;0)" office:value-type="float" office:value="10">
            <text:p>10</text:p>
          </table:table-cell>
          <table:table-cell table:style-name="ce99" table:formula="of:=VLOOKUP([.AI$3];TeamPoints;2)+MAX(([.$AC6]-VLOOKUP([.AI$3];TeamPoints;3))/10;0)" office:value-type="float" office:value="10">
            <text:p>10</text:p>
          </table:table-cell>
          <table:table-cell table:style-name="ce99" table:formula="of:=VLOOKUP([.AJ$3];TeamPoints;2)+MAX(([.$AC6]-VLOOKUP([.AJ$3];TeamPoints;3))/10;0)" office:value-type="float" office:value="10">
            <text:p>10</text:p>
          </table:table-cell>
          <table:table-cell table:style-name="ce99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 office:value-type="float" office:value="40">
            <text:p>4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 office:value-type="float" office:value="60">
            <text:p>60</text:p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80">
            <text:p>8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Prince Albert 1">
            <text:p>Prince Albert 1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Nipawin 2">
            <text:p>Nipawin 2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Fairhaven 2">
            <text:p>Fairhaven 2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Prince Albert 1">
            <text:p>Prince Albert 1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80">
            <text:p>80</text:p>
          </table:table-cell>
          <table:table-cell table:style-name="ce93" table:formula="of:=HLOOKUP([.AC16];TotalPoints;2)" office:value-type="float" office:value="8">
            <text:p>8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Nipawin 2">
            <text:p>Nipawin 2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40">
            <text:p>40</text:p>
          </table:table-cell>
          <table:table-cell table:style-name="ce93" table:formula="of:=HLOOKUP([.AC17];TotalPoints;3)" office:value-type="float" office:value="3">
            <text:p>3</text:p>
          </table:table-cell>
          <table:table-cell table:style-name="ce93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Fairhaven 2">
            <text:p>Fairhaven 2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100">
            <text:p>100</text:p>
          </table:table-cell>
          <table:table-cell table:style-name="ce93" table:formula="of:=HLOOKUP([.AC18];TotalPoints;4)" office:value-type="float" office:value="12">
            <text:p>12</text:p>
          </table:table-cell>
          <table:table-cell table:style-name="ce93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true">
            <text:p>TRU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true">
            <text:p>TRU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Nipawin 2">
            <text:p>Nipawi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Malyk Martens #">
            <text:p>Malyk Martens #</text:p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Cole Dahl #">
            <text:p>Cole Dahl #</text:p>
          </table:table-cell>
          <table:table-cell table:style-name="ce93" table:formula="of:=[.S62]*20+[.Z62]+[.Z74]+[.Z84]" office:value-type="float" office:value="20">
            <text:p>2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1">
            <text:p>1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 office:value-type="string" office:string-value="c">
            <text:p>c</text:p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rter Dahl #">
            <text:p>Carter Dahl #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40">
            <text:p>4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40">
            <text:p>4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Fairhaven 2">
            <text:p>Fairhave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illia Fish #">
            <text:p>Lillia Fish #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99" table:formula="of:=IF([Quiz.D22]=0;&quot;&quot;;[Quiz.D22])" office:value-type="string" office:string-value="e">
            <text:p>e</text:p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ssidy Agent #">
            <text:p>Cassidy Agent #</text:p>
          </table:table-cell>
          <table:table-cell table:style-name="ce93" table:formula="of:=[.S113]*20+[.Z113]+[.Z125]+[.Z135]" office:value-type="float" office:value="40">
            <text:p>40</text:p>
          </table:table-cell>
          <table:table-cell table:style-name="ce93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 office:value-type="string" office:string-value="e">
            <text:p>e</text:p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 office:value-type="string" office:string-value="c">
            <text:p>c</text:p>
          </table:table-cell>
          <table:table-cell table:style-name="ce99" table:formula="of:=IF([Quiz.R23]=0;&quot;&quot;;[Quiz.R23])" office:value-type="string" office:string-value="c">
            <text:p>c</text:p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Emily Letkeman #">
            <text:p>Emily Letkeman #</text:p>
          </table:table-cell>
          <table:table-cell table:style-name="ce93" table:formula="of:=[.S114]*20+[.Z114]+[.Z126]+[.Z136]" office:value-type="float" office:value="50">
            <text:p>50</text:p>
          </table:table-cell>
          <table:table-cell table:style-name="ce93" table:formula="of:=[.S126]" office:value-type="float" office:value="2">
            <text:p>2</text:p>
          </table:table-cell>
          <table:table-cell table:formula="of:=[.S114]+[.S126]" office:value-type="float" office:value="5">
            <text:p>5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 office:value-type="string" office:string-value="e">
            <text:p>e</text:p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 office:value-type="string" office:string-value="c">
            <text:p>c</text:p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 office:value-type="string" office:string-value="c">
            <text:p>c</text:p>
          </table:table-cell>
          <table:table-cell table:style-name="ce99" table:formula="of:=IF([Quiz.M24]=0;&quot;&quot;;[Quiz.M24])" office:value-type="string" office:string-value="e">
            <text:p>e</text:p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 office:value-type="string" office:string-value="c">
            <text:p>c</text:p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Danica Killoh #">
            <text:p>Danica Killoh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Ty Peters #">
            <text:p>Ty Peters #</text:p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 office:value-type="float" office:value="40">
            <text:p>40</text:p>
          </table:table-cell>
          <table:table-cell table:style-name="ce99" table:formula="of:=IF([.K143]=0;&quot;&quot;;[.K144])" office:value-type="float" office:value="30">
            <text:p>30</text:p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50">
            <text:p>50</text:p>
          </table:table-cell>
          <table:table-cell table:style-name="ce99" table:formula="of:=IF([.N143]=0;&quot;&quot;;[.N144])" office:value-type="float" office:value="40">
            <text:p>40</text:p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60">
            <text:p>60</text:p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 office:value-type="float" office:value="80">
            <text:p>80</text:p>
          </table:table-cell>
          <table:table-cell table:style-name="ce99" table:formula="of:=IF([.S143]=0;&quot;&quot;;[.S144])" office:value-type="float" office:value="100">
            <text:p>10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1">
            <text:p>1</text:p>
          </table:table-cell>
          <table:table-cell table:formula="of:=IF(LOWER([.F104])=&quot;e&quot;;[.E124]+1;[.E124])" office:value-type="float" office:value="1">
            <text:p>1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1">
            <text:p>1</text:p>
          </table:table-cell>
          <table:table-cell table:formula="of:=IF(LOWER([.I106])=&quot;e&quot;;[.H126]+1;[.H126])" office:value-type="float" office:value="1">
            <text:p>1</text:p>
          </table:table-cell>
          <table:table-cell table:formula="of:=IF(LOWER([.J106])=&quot;e&quot;;[.I126]+1;[.I126])" office:value-type="float" office:value="1">
            <text:p>1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2">
            <text:p>2</text:p>
          </table:table-cell>
          <table:table-cell table:formula="of:=IF(LOWER([.O106])=&quot;e&quot;;[.N126]+1;[.N126])" office:value-type="float" office:value="2">
            <text:p>2</text:p>
          </table:table-cell>
          <table:table-cell table:formula="of:=IF(LOWER([.P106])=&quot;e&quot;;[.O126]+1;[.O126])" office:value-type="float" office:value="2">
            <text:p>2</text:p>
          </table:table-cell>
          <table:table-cell table:formula="of:=IF(LOWER([.Q106])=&quot;e&quot;;[.P126]+1;[.P126])" office:value-type="float" office:value="2">
            <text:p>2</text:p>
          </table:table-cell>
          <table:table-cell table:formula="of:=IF(LOWER([.R106])=&quot;e&quot;;[.Q126]+1;[.Q126])" office:value-type="float" office:value="2">
            <text:p>2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3">
            <text:p>3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3">
            <text:p>3</text:p>
          </table:table-cell>
          <table:table-cell table:formula="of:=SUM([.N124:.N128])" office:value-type="float" office:value="4">
            <text:p>4</text:p>
          </table:table-cell>
          <table:table-cell table:formula="of:=SUM([.O124:.O128])" office:value-type="float" office:value="4">
            <text:p>4</text:p>
          </table:table-cell>
          <table:table-cell table:formula="of:=SUM([.P124:.P128])" office:value-type="float" office:value="4">
            <text:p>4</text:p>
          </table:table-cell>
          <table:table-cell table:formula="of:=SUM([.Q124:.Q128])" office:value-type="float" office:value="4">
            <text:p>4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-10">
            <text:p>-1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-10">
            <text:p>-1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-10">
            <text:p>-1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-10">
            <text:p>-1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30">
            <text:p>30</text:p>
          </table:table-cell>
          <table:table-cell table:formula="of:=[.K144]+[.L143]" office:value-type="float" office:value="30">
            <text:p>30</text:p>
          </table:table-cell>
          <table:table-cell table:formula="of:=[.L144]+[.M143]" office:value-type="float" office:value="50">
            <text:p>5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true">
            <text:p>TRU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true">
            <text:p>TRU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true">
            <text:p>TRU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true">
            <text:p>TRU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10T09:42:25.34</dc:date>
    <dc:creator>cmd quizzing</dc:creator>
    <meta:document-statistic meta:table-count="5" meta:cell-count="4547" meta:object-count="0"/>
  </office:meta>
</office:document-meta>
</file>